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5cm" svg:x="1cm" svg:y="2.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9cm" svg:height="6.1cm" svg:x="1cm" svg:y="16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cm" svg:y1="6.1cm" svg:x2="2cm" svg:y2="12.7cm">
          <text:p/>
        </draw:line>
        <draw:line draw:style-name="gr2" draw:text-style-name="P1" draw:layer="layout" svg:x1="3.8cm" svg:y1="4.4cm" svg:x2="3.8cm" svg:y2="9.7cm">
          <text:p/>
        </draw:line>
        <draw:line draw:style-name="gr2" draw:text-style-name="P1" draw:layer="layout" svg:x1="11cm" svg:y1="6.1cm" svg:x2="11cm" svg:y2="9.9cm">
          <text:p/>
        </draw:line>
        <draw:line draw:style-name="gr2" draw:text-style-name="P1" draw:layer="layout" svg:x1="6.7cm" svg:y1="21.7cm" svg:x2="6.7cm" svg:y2="26.4cm">
          <text:p/>
        </draw:line>
        <draw:line draw:style-name="gr2" draw:text-style-name="P1" draw:layer="layout" svg:x1="13.8cm" svg:y1="20.7cm" svg:x2="13.8cm" svg:y2="28.3cm">
          <text:p/>
        </draw:line>
        <draw:line draw:style-name="gr2" draw:text-style-name="P1" draw:layer="layout" svg:x1="16.2cm" svg:y1="24.9cm" svg:x2="13.9cm" svg:y2="24.9cm">
          <text:p/>
        </draw:line>
        <draw:line draw:style-name="gr2" draw:text-style-name="P1" draw:layer="layout" svg:x1="16.2cm" svg:y1="26.4cm" svg:x2="16.2cm" svg:y2="24.9cm">
          <text:p/>
        </draw:line>
        <draw:frame draw:style-name="gr3" draw:layer="layout" svg:width="1.8cm" svg:height="1cm" svg:x="1.4cm" svg:y="4.9cm">
          <draw:text-box>
            <text:p/>
          </draw:text-box>
        </draw:frame>
        <draw:frame draw:style-name="gr4" draw:layer="layout" svg:width="2.5cm" svg:height="0.963cm" svg:x="1cm" svg:y="5.1cm">
          <draw:text-box>
            <text:p>1997</text:p>
          </draw:text-box>
        </draw:frame>
        <draw:frame draw:style-name="gr5" draw:layer="layout" svg:width="4.8cm" svg:height="1.2cm" svg:x="2.2cm" svg:y="12.1cm">
          <draw:text-box>
            <text:p>Evênement</text:p>
          </draw:text-box>
        </draw:frame>
        <draw:frame draw:style-name="gr5" draw:layer="layout" svg:width="4.8cm" svg:height="1.2cm" svg:x="3.8cm" svg:y="9.8cm">
          <draw:text-box>
            <text:p>Evênement</text:p>
          </draw:text-box>
        </draw:frame>
        <draw:frame draw:style-name="gr5" draw:layer="layout" svg:width="4.8cm" svg:height="1.2cm" svg:x="11cm" svg:y="9.9cm">
          <draw:text-box>
            <text:p>Evênement</text:p>
          </draw:text-box>
        </draw:frame>
        <draw:frame draw:style-name="gr5" draw:layer="layout" svg:width="4.8cm" svg:height="1.2cm" svg:x="6.3cm" svg:y="26.6cm">
          <draw:text-box>
            <text:p>Evênement</text:p>
          </draw:text-box>
        </draw:frame>
        <draw:frame draw:style-name="gr5" draw:layer="layout" svg:width="4.8cm" svg:height="1.2cm" svg:x="16cm" svg:y="26.4cm">
          <draw:text-box>
            <text:p>Evênement 2</text:p>
          </draw:text-box>
        </draw:frame>
        <draw:frame draw:style-name="gr5" draw:layer="layout" svg:width="4.8cm" svg:height="1.2cm" svg:x="13.2cm" svg:y="28.5cm">
          <draw:text-box>
            <text:p>Evênement 1</text:p>
          </draw:text-box>
        </draw:frame>
        <draw:frame draw:style-name="gr4" draw:layer="layout" svg:width="2.5cm" svg:height="0.963cm" svg:x="3.2cm" svg:y="3.237cm">
          <draw:text-box>
            <text:p>1998</text:p>
          </draw:text-box>
        </draw:frame>
        <draw:frame draw:style-name="gr4" draw:layer="layout" svg:width="2.5cm" svg:height="0.963cm" svg:x="10.2cm" svg:y="4.8cm">
          <draw:text-box>
            <text:p>2006</text:p>
          </draw:text-box>
        </draw:frame>
        <draw:frame draw:style-name="gr4" draw:layer="layout" svg:width="2.5cm" svg:height="0.963cm" svg:x="5.9cm" svg:y="20.437cm">
          <draw:text-box>
            <text:p>2012</text:p>
          </draw:text-box>
        </draw:frame>
        <draw:frame draw:style-name="gr4" draw:layer="layout" svg:width="2.5cm" svg:height="0.963cm" svg:x="12.8cm" svg:y="19.4cm">
          <draw:text-box>
            <text:p>201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5-14T17:53:24.30</meta:creation-date>
    <dc:date>2017-05-14T17:58:42.86</dc:date>
    <dc:creator>Nicolas Scotto Di Perto</dc:creator>
    <meta:editing-duration>PT5M18S</meta:editing-duration>
    <meta:editing-cycles>1</meta:editing-cycles>
    <meta:document-statistic meta:object-count="21"/>
    <meta:generator>OpenOffice/4.1.3$Win32 OpenOffice.org_project/413m1$Build-9783</meta:generator>
  </office:meta>
</office:document-meta>
</file>